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24a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y 11, 1891</text:p>
      <text:p text:style-name="P4">Month<text:tab/><text:tab/><text:tab/><text:tab/><text:tab/><text:tab/>Ma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Dear Sir:/</text:p>
      <text:p text:style-name="P2"><text:tab/>The bearer has a little son, whom/ he wishes to be taught how to translate/ Hebrew into English. <text:s/>I had the boy ad-/mitted into the Sunday Schoo, and I/ think it might be of some advantage to/ let him to go Mr. Law's School. <text:s/>Will you/ please write him a permit?/</text:p>
      <text:p text:style-name="P2"><text:tab/>Another boy named Abram Cohen/ has been recommended to me by a Christian/ lady. <text:s/>I visited his father's family on/ St. Mary Street, and advised that the/ lad should attend Miss Amelia Allen's/ night school. <text:s/>You may possibly meet/ him and by allowing him to be entered as/ a pupil, you will oblige/</text:p>
      <text:p text:style-name="P2"><text:tab/>Yours truly,/</text:p>
      <text:p text:style-name="P2"><text:tab/><text:tab/>S. Morais./</text:p>
      <text:p text:style-name="P2">May 11, '91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5:03:28.78</meta:creation-date>
    <meta:document-statistic meta:table-count="0" meta:image-count="0" meta:object-count="0" meta:page-count="2" meta:paragraph-count="66" meta:word-count="275" meta:character-count="1859"/>
    <dc:date>2011-11-23T15:07:05.79</dc:date>
    <dc:creator>Penn Libraries</dc:creator>
    <meta:editing-duration>PT00H03M37S</meta:editing-duration>
    <meta:editing-cycles>1</meta:editing-cycles>
    <meta:generator>OpenOffice.org/3.2$Win32 OpenOffice.org_project/320m12$Build-9483</meta:generator>
  </office:meta>
</office:document-meta>
</file>